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 Neue" svg:font-family="'Helvetica Neue', 'Segoe UI', Helvetica, Arial, 'Lucida Grande', sans-serif"/>
    <style:font-face style:name="Times New Roman1" svg:font-family="'Times New Roman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Times New Roman1" fo:font-size="12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in" fo:margin-bottom="0in" fo:line-height="120%" fo:text-align="center" style:justify-single-word="false" style:writing-mode="lr-tb"/>
      <style:text-properties fo:font-variant="normal" fo:text-transform="none" fo:color="#000000" style:text-line-through-style="none" style:font-name="Times New Roman1" fo:font-size="12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in" fo:margin-bottom="0in" fo:line-height="120%" fo:text-align="center" style:justify-single-word="false" style:writing-mode="lr-tb"/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in" fo:margin-bottom="0in" fo:line-height="150%" style:writing-mode="lr-tb"/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in" fo:margin-bottom="0in" fo:line-height="120%" fo:text-align="center" style:justify-single-word="false" style:writing-mode="lr-tb"/>
      <style:text-properties fo:font-weight="normal"/>
    </style:style>
    <style:style style:name="P8" style:family="paragraph" style:parent-style-name="Text_20_body">
      <style:paragraph-properties fo:margin-top="0in" fo:margin-bottom="0.0835in" fo:line-height="150%" style:writing-mode="lr-tb"/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in" fo:margin-bottom="0.0835in" fo:line-height="150%" style:writing-mode="lr-tb"/>
      <style:text-properties fo:font-variant="normal" fo:text-transform="none" fo:color="#000000" style:text-line-through-style="none" style:font-name="Times New Roman1" fo:font-size="12pt" fo:font-style="normal" style:text-underline-style="none" fo:font-weight="bold" style:text-blinking="false" fo:background-color="transparent"/>
    </style:style>
    <style:style style:name="P10" style:family="paragraph" style:parent-style-name="Text_20_body" style:master-page-name="MP0">
      <style:paragraph-properties fo:text-align="center" style:justify-single-word="false" style:page-number="auto" fo:break-before="page"/>
      <style:text-properties fo:font-variant="normal" fo:text-transform="none" fo:color="#000000" style:text-line-through-style="none" style:font-name="Times New Roman1" fo:font-size="12pt" fo:font-style="normal" style:text-underline-style="none" fo:font-weight="bold" style:text-blinking="false" fo:background-color="transparent"/>
    </style:style>
    <style:style style:name="P11" style:family="paragraph" style:parent-style-name="Text_20_body">
      <style:text-properties fo:font-weight="normal"/>
    </style:style>
    <style:style style:name="P12" style:family="paragraph" style:parent-style-name="Text_20_body">
      <style:paragraph-properties fo:margin-top="0in" fo:margin-bottom="0in" fo:line-height="120%" style:writing-mode="lr-tb"/>
    </style:style>
    <style:style style:name="T1" style:family="text">
      <style:text-properties fo:font-variant="normal" fo:text-transform="none" fo:color="#000000" style:text-line-through-style="none" style:font-name="Times New Roman1" fo:font-size="12pt" fo:font-style="normal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Times New Roman1" fo:font-size="12pt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text-underline-style="none" style:text-blinking="false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docs-internal-guid-e98dc40b-3416-e93c-c8ca-1c6828cfe8d1"/>Team Contract for QualitySoft Project: CS 1A: Java</text:p>
      <text:p text:style-name="Text_20_body"/>
      <text:p text:style-name="P3">Team Manager:</text:p>
      <text:p text:style-name="P5">Task 1 - Namjun Kim</text:p>
      <text:p text:style-name="P5">Task 2 – Kushlani Jayasinha</text:p>
      <text:p text:style-name="P5">Task 3 – Shu Lo</text:p>
      <text:p text:style-name="P5">Task 4 – Namjun Kim</text:p>
      <text:p text:style-name="Text_20_body"/>
      <text:p text:style-name="P7"><text:span text:style-name="T2">Team:</text:span><text:span text:style-name="T4"> </text:span><text:span text:style-name="T1">Kushlani Jayasinha, Namjun Kim, Shu Lo</text:span></text:p>
      <text:p text:style-name="Text_20_body"/>
      <text:p text:style-name="P4">KJ, SL, NK agree to the following contract during the QualitySoft Project.</text:p>
      <text:p text:style-name="Text_20_body"/>
      <text:p text:style-name="P2">Team meetings:</text:p>
      <text:p text:style-name="P4">Classes every Tuesday and Thursday (10:00 – 11:50 am)</text:p>
      <text:p text:style-name="Text_20_body"/>
      <text:p text:style-name="P8">Additional day and time when all team members are available each week for a meeting:</text:p>
      <text:p text:style-name="P8">Wednesday 10 am – 12 noon in a study room at Foothill College library. Additionally, if necessary, Monday 10 am – 12 noon.</text:p>
      <text:p text:style-name="P6">Team meetings will have a two minute rule where a team member cannot talk for more than 2 minutes at a time. The team meeting will also have an agenda the manager will put together with possible input from the other team mates.</text:p>
      <text:p text:style-name="Text_20_body"/>
      <text:p text:style-name="P2">Communication and file sharing:</text:p>
      <text:p text:style-name="Text_20_body"/>
      <text:p text:style-name="P4">The team will be communicating via email between meetings. Team is expected to check email three times a day, between 8-10 am, 12-2 pm 8-10pm.</text:p>
      <text:p text:style-name="Text_20_body"/>
      <text:p text:style-name="P4">Currently we will be sharing files via email and Google Drive. As the project proceed, the team might switch to Github if it fits better.</text:p>
      <text:p text:style-name="Text_20_body"/>
      <text:p text:style-name="P2">Consequences if a team member doesn't follow through on commitments:</text:p>
      <text:p text:style-name="Text_20_body"/>
      <text:p text:style-name="P4">Communication is vital, members will be highly encouraged to ask for help as soon as needed. If a member misses an internal deadline, a meeting will be called to find out what's holding member back. The member will be offered help. Following: if after three attempts of trying to contact member, within 12 hours, with no communication: other team members will take over the task and director will be <text:soft-page-break/>notified. If a member misses a hard deadline, Director will be notified.</text:p>
      <text:p text:style-name="Text_20_body"/>
      <text:p text:style-name="P2">Consequences if a team member doesn't attend meetings:</text:p>
      <text:p text:style-name="P12"><text:span text:style-name="T3"/></text:p>
      <text:p text:style-name="P12"><text:span text:style-name="T3">Team members are required to attend all meetings, if for a valid reason they can't, they are responsible for catching up what they missed. If a team member is absent without a valid reason twice, he/she will be let go from the team. The director will be notified.</text:span></text:p>
      <text:p text:style-name="Text_20_body"/>
      <text:p text:style-name="P9">What might go wrong and how to overcome them:</text:p>
      <text:p text:style-name="P8">Team members might get sick or have other unforeseen problems that will delay the project: we will leave extra time for such events, and will redistribute the workload.</text:p>
      <text:p text:style-name="P8">If a team member drops out we will report to Director for further advice.</text:p>
      <text:p text:style-name="P8">A task might be beyond team's ability: If so, Director's assistance will be requested.</text:p>
      <text:p text:style-name="P1"><text:line-break/></text:p>
      <text:p text:style-name="P4">______________</text:p>
      <text:p text:style-name="P4">Namjun Kim</text:p>
      <text:p text:style-name="Text_20_body"/>
      <text:p text:style-name="P4">_______________</text:p>
      <text:p text:style-name="P4">Kushlani Jayasinha</text:p>
      <text:p text:style-name="Text_20_body"/>
      <text:p text:style-name="P4">_______________</text:p>
      <text:p text:style-name="P4">Shu Lo</text:p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 Neue" svg:font-family="'Helvetica Neue', 'Segoe UI', Helvetica, Arial, 'Lucida Grande', sans-serif"/>
    <style:font-face style:name="Times New Roman1" svg:font-family="'Times New Roman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xhlani Jayasinya</meta:initial-creator>
    <meta:creation-date>2016-02-24T20:39:41.03</meta:creation-date>
    <dc:date>2016-03-02T18:40:29.60</dc:date>
    <dc:creator>Kuxhlani Jayasinya</dc:creator>
    <meta:editing-duration>P4DT23H55M</meta:editing-duration>
    <meta:editing-cycles>7</meta:editing-cycles>
    <meta:generator>OpenOffice/4.0.1$Win32 OpenOffice.org_project/401m5$Build-9714</meta:generator>
    <meta:document-statistic meta:table-count="0" meta:image-count="0" meta:object-count="0" meta:page-count="2" meta:paragraph-count="32" meta:word-count="416" meta:character-count="2380"/>
  </office:meta>
</office:document-meta>
</file>